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100000091E1348C152A19CDC2.png" manifest:media-type="image/png"/>
  <manifest:file-entry manifest:full-path="Pictures/10000000000002840000007495A37D24872CFFD7.png" manifest:media-type="image/png"/>
  <manifest:file-entry manifest:full-path="Pictures/100000000000028300000132B54CEF54D76339F3.png" manifest:media-type="image/png"/>
  <manifest:file-entry manifest:full-path="Pictures/1000000000000283000000D1E1C138156D27A4ED.png" manifest:media-type="image/png"/>
  <manifest:file-entry manifest:full-path="Pictures/1000000000000289000000BA607B4526453438BE.png" manifest:media-type="image/png"/>
  <manifest:file-entry manifest:full-path="Pictures/1000000000000283000000BAF01DEC1E7DDFCCA7.png" manifest:media-type="image/png"/>
  <manifest:file-entry manifest:full-path="Pictures/1000000000000284000000FBB5CAF63E0F6D273E.png" manifest:media-type="image/png"/>
  <manifest:file-entry manifest:full-path="Pictures/10000000000002860000009E99E3DC5C479EE095.png" manifest:media-type="image/png"/>
  <manifest:file-entry manifest:full-path="Pictures/10000000000002B20000015C9BC26BA287AB1041.png" manifest:media-type="image/png"/>
  <manifest:file-entry manifest:full-path="Pictures/1000000000000284000000F0137D1DB3B112575C.png" manifest:media-type="image/png"/>
  <manifest:file-entry manifest:full-path="Pictures/10000000000002B70000015A3180C03C7513DB96.png" manifest:media-type="image/png"/>
  <manifest:file-entry manifest:full-path="Pictures/10000000000002860000014A911C983C09E0264B.png" manifest:media-type="image/png"/>
  <manifest:file-entry manifest:full-path="Pictures/10000000000002B300000161236E6B488A3632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3ccf" officeooo:paragraph-rsid="000c3ccf"/>
    </style:style>
    <style:style style:name="P2" style:family="paragraph" style:parent-style-name="Standard">
      <style:text-properties fo:font-size="15pt" officeooo:rsid="000c3ccf" officeooo:paragraph-rsid="000c3ccf" style:font-size-asian="15pt" style:font-size-complex="15pt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officeooo:rsid="000c3ccf" officeooo:paragraph-rsid="000c3cc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0cm" svg:y="0.092cm" svg:width="17cm" svg:height="8.684cm" draw:z-index="0"><draw:image xlink:href="Pictures/10000000000002B300000161236E6B488A363263.png" xlink:type="simple" xlink:show="embed" xlink:actuate="onLoad" loext:mime-type="image/png"/></draw:frame><draw:frame draw:style-name="fr2" draw:name="Imagen2" text:anchor-type="char" svg:x="0cm" svg:y="8.774cm" svg:width="17cm" svg:height="8.463cm" draw:z-index="1"><draw:image xlink:href="Pictures/10000000000002B70000015A3180C03C7513DB96.png" xlink:type="simple" xlink:show="embed" xlink:actuate="onLoad" loext:mime-type="image/png"/></draw:frame><draw:frame draw:style-name="fr2" draw:name="Imagen3" text:anchor-type="char" svg:x="0cm" svg:y="17.235cm" svg:width="17cm" svg:height="8.573cm" draw:z-index="2"><draw:image xlink:href="Pictures/10000000000002B20000015C9BC26BA287AB1041.png" xlink:type="simple" xlink:show="embed" xlink:actuate="onLoad" loext:mime-type="image/png"/></draw:frame></text:p>
      <text:p text:style-name="Standard"/>
      <text:p text:style-name="P3"><draw:frame draw:style-name="fr3" draw:name="Imagen4" text:anchor-type="char" svg:width="17cm" svg:height="8.684cm" draw:z-index="3"><draw:image xlink:href="Pictures/10000000000002860000014A911C983C09E0264B.png" xlink:type="simple" xlink:show="embed" xlink:actuate="onLoad" loext:mime-type="image/png"/></draw:frame><draw:frame draw:style-name="fr2" draw:name="Imagen5" text:anchor-type="char" svg:x="0cm" svg:y="8.682cm" svg:width="17cm" svg:height="6.334cm" draw:z-index="4"><draw:image xlink:href="Pictures/1000000000000284000000F0137D1DB3B112575C.png" xlink:type="simple" xlink:show="embed" xlink:actuate="onLoad" loext:mime-type="image/png"/></draw:frame><draw:frame draw:style-name="fr2" draw:name="Imagen6" text:anchor-type="char" svg:x="0cm" svg:y="15.014cm" svg:width="17cm" svg:height="6.625cm" draw:z-index="5"><draw:image xlink:href="Pictures/1000000000000284000000FBB5CAF63E0F6D273E.png" xlink:type="simple" xlink:show="embed" xlink:actuate="onLoad" loext:mime-type="image/png"/></draw:frame></text:p>
      <text:p text:style-name="P3"><draw:frame draw:style-name="fr3" draw:name="Imagen7" text:anchor-type="char" svg:width="17cm" svg:height="4.916cm" draw:z-index="6"><draw:image xlink:href="Pictures/1000000000000283000000BAF01DEC1E7DDFCCA7.png" xlink:type="simple" xlink:show="embed" xlink:actuate="onLoad" loext:mime-type="image/png"/></draw:frame><draw:frame draw:style-name="fr2" draw:name="Imagen8" text:anchor-type="char" svg:x="-0.106cm" svg:y="4.914cm" svg:width="17cm" svg:height="4.872cm" draw:z-index="7"><draw:image xlink:href="Pictures/1000000000000289000000BA607B4526453438BE.png" xlink:type="simple" xlink:show="embed" xlink:actuate="onLoad" loext:mime-type="image/png"/></draw:frame><draw:frame draw:style-name="fr2" draw:name="Imagen9" text:anchor-type="char" svg:x="-0.106cm" svg:y="9.784cm" svg:width="17cm" svg:height="5.525cm" draw:z-index="8"><draw:image xlink:href="Pictures/1000000000000283000000D1E1C138156D27A4ED.png" xlink:type="simple" xlink:show="embed" xlink:actuate="onLoad" loext:mime-type="image/png"/></draw:frame><draw:frame draw:style-name="fr2" draw:name="Imagen10" text:anchor-type="char" svg:x="-0.106cm" svg:y="15.307cm" svg:width="17cm" svg:height="8.089cm" draw:z-index="9"><draw:image xlink:href="Pictures/100000000000028300000132B54CEF54D76339F3.png" xlink:type="simple" xlink:show="embed" xlink:actuate="onLoad" loext:mime-type="image/png"/></draw:frame></text:p>
      <text:p text:style-name="P4"><draw:frame draw:style-name="fr3" draw:name="Imagen11" text:anchor-type="char" svg:width="17cm" svg:height="4.157cm" draw:z-index="10"><draw:image xlink:href="Pictures/10000000000002860000009E99E3DC5C479EE095.png" xlink:type="simple" xlink:show="embed" xlink:actuate="onLoad" loext:mime-type="image/png"/></draw:frame><draw:frame draw:style-name="fr2" draw:name="Imagen12" text:anchor-type="char" svg:x="0cm" svg:y="4.156cm" svg:width="17cm" svg:height="3.062cm" draw:z-index="11"><draw:image xlink:href="Pictures/10000000000002840000007495A37D24872CFFD7.png" xlink:type="simple" xlink:show="embed" xlink:actuate="onLoad" loext:mime-type="image/png"/></draw:frame>-</text:p>
      <text:p text:style-name="P1"/>
      <text:p text:style-name="P2">La consulta que se pidió:</text:p>
      <text:p text:style-name="P2"/>
      <text:p text:style-name="P2"><draw:frame draw:style-name="fr1" draw:name="Imagen13" text:anchor-type="char" svg:width="17.923cm" svg:height="4.632cm" draw:z-index="12"><draw:image xlink:href="Pictures/100000000000023100000091E1348C152A19CDC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18:04:31.098650946</meta:creation-date>
    <dc:date>2020-12-17T18:21:31.220346459</dc:date>
    <meta:editing-duration>PT6M50S</meta:editing-duration>
    <meta:editing-cycles>1</meta:editing-cycles>
    <meta:document-statistic meta:table-count="0" meta:image-count="13" meta:object-count="0" meta:page-count="4" meta:paragraph-count="2" meta:word-count="6" meta:character-count="26" meta:non-whitespace-character-count="22"/>
    <meta:generator>LibreOffice/6.4.6.2$Linux_X86_64 LibreOffice_project/40$Build-2</meta:generator>
  </office:meta>
</office:document-meta>
</file>